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71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7.243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0.3cm"/>
    </style:style>
    <style:style style:name="co7" style:family="table-column">
      <style:table-column-properties fo:break-before="auto" style:column-width="1.609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3.013cm"/>
    </style:style>
    <style:style style:name="co15" style:family="table-column">
      <style:table-column-properties fo:break-before="auto" style:column-width="1.138cm"/>
    </style:style>
    <style:style style:name="co16" style:family="table-column">
      <style:table-column-properties fo:break-before="auto" style:column-width="2.258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none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000000" fo:border-left="0.06pt solid #000000" fo:border-right="none" fo:border-top="0.06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ackground-color="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2">
      <style:table-cell-properties fo:border-bottom="0.06pt solid #000000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1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0.06pt solid #000000" fo:background-color="#000000" fo:border-left="none" fo:border-right="0.06pt solid #000000" fo:border-top="0.06pt solid #000000"/>
    </style:style>
    <style:style style:name="T1" style:family="text">
      <style:text-properties style:text-position="33% 58%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5" table:default-cell-style-name="ce3"/>
        <table:table-column table:style-name="co6" table:default-cell-style-name="ce10"/>
        <table:table-column table:style-name="co7" table:default-cell-style-name="ce16"/>
        <table:table-column table:style-name="co8" table:default-cell-style-name="ce3"/>
        <table:table-column table:style-name="co6" table:default-cell-style-name="ce10"/>
        <table:table-column table:style-name="co9" table:default-cell-style-name="ce3"/>
        <table:table-column table:style-name="co10" table:default-cell-style-name="ce10"/>
        <table:table-column table:style-name="co11" table:default-cell-style-name="ce10"/>
        <table:table-column table:style-name="co12" table:default-cell-style-name="Default"/>
        <table:table-column table:style-name="co14" table:default-cell-style-name="Default"/>
        <table:table-column table:style-name="co15" table:default-cell-style-name="ce10"/>
        <table:table-row table:style-name="ro3">
          <table:table-cell table:style-name="ce1" office:value-type="string">
            <text:p>Part #</text:p>
          </table:table-cell>
          <table:table-cell table:style-name="ce1" office:value-type="string">
            <text:p>Design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ce<text:span text:style-name="T1">1</text:span></text:p>
          </table:table-cell>
          <table:table-cell table:style-name="ce1"/>
          <table:table-cell table:style-name="ce1" office:value-type="string">
            <text:p>Quant.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Vendor</text:p>
          </table:table-cell>
          <table:table-cell table:style-name="ce1" office:value-type="string">
            <text:p>Vendor #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Laye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Rev.</text:p>
          </table:table-cell>
        </table:table-row>
        <table:table-row table:style-name="ro4">
          <table:table-cell table:style-name="ce2"/>
          <table:table-cell table:style-name="ce8"/>
          <table:table-cell table:style-name="Default"/>
          <table:table-cell table:style-name="ce8"/>
          <table:table-cell table:style-name="ce2" office:value-type="string">
            <text:p>$</text:p>
          </table:table-cell>
          <table:table-cell table:style-name="ce15"/>
          <table:table-cell table:style-name="ce8" table:formula="of:=[.D2]*[.F2]" office:value-type="float" office:value="0">
            <text:p>0</text:p>
          </table:table-cell>
          <table:table-cell table:style-name="ce2" office:value-type="string">
            <text:p>$</text:p>
          </table:table-cell>
          <table:table-cell table:style-name="ce8"/>
          <table:table-cell table:style-name="ce2" table:number-columns-repeated="2"/>
          <table:table-cell table:style-name="ce22" table:number-columns-repeated="2"/>
          <table:table-cell table:style-name="ce2" office:value-type="string">
            <text:p>B0</text:p>
          </table:table-cell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3]*[.F3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5"/>
          <table:table-cell office:value-type="string">
            <text:p>B0</text:p>
          </table:table-cell>
        </table:table-row>
        <table:table-row table:style-name="ro5">
          <table:table-cell office:value-type="string">
            <text:p>1455K1202</text:p>
          </table:table-cell>
          <table:table-cell office:value-type="string">
            <text:p>BOX</text:p>
          </table:table-cell>
          <table:table-cell office:value-type="string">
            <text:p>Aluminium Box</text:p>
          </table:table-cell>
          <table:table-cell office:value-type="float" office:value="13.408">
            <text:p>13.408</text:p>
          </table:table-cell>
          <table:table-cell office:value-type="string">
            <text:p>$</text:p>
          </table:table-cell>
          <table:table-cell office:value-type="float" office:value="1">
            <text:p>1</text:p>
          </table:table-cell>
          <table:table-cell table:style-name="ce18" table:formula="of:=[.D4]*[.F4]" office:value-type="float" office:value="13.408">
            <text:p>13.41</text:p>
          </table:table-cell>
          <table:table-cell office:value-type="string">
            <text:p>$</text:p>
          </table:table-cell>
          <table:table-cell office:value-type="string">
            <text:p>Digikey</text:p>
          </table:table-cell>
          <table:table-cell table:style-name="ce21" office:value-type="string">
            <text:p><text:a xlink:href="http://www.digikey.ca/product-detail/en/1455K1202/HM973-ND/460165">HM973-ND</text:a></text:p>
          </table:table-cell>
          <table:table-cell office:value-type="string">
            <text:p><text:a xlink:href="http://www.hammondmfg.com/pdf/1455K1202.pdf">datasheet</text:a></text:p>
          </table:table-cell>
          <table:table-cell table:number-columns-repeated="2"/>
          <table:table-cell office:value-type="string">
            <text:p>B0</text:p>
          </table:table-cell>
        </table:table-row>
        <table:table-row table:style-name="ro5">
          <table:table-cell office:value-type="string">
            <text:p>39-30-0040</text:p>
          </table:table-cell>
          <table:table-cell office:value-type="string">
            <text:p>CON2</text:p>
          </table:table-cell>
          <table:table-cell office:value-type="string">
            <text:p>Molex Mini-Fit Jr 4pin 90deg Connector</text:p>
          </table:table-cell>
          <table:table-cell office:value-type="float" office:value="1.073">
            <text:p>1.073</text:p>
          </table:table-cell>
          <table:table-cell office:value-type="string">
            <text:p>$</text:p>
          </table:table-cell>
          <table:table-cell office:value-type="float" office:value="1">
            <text:p>1</text:p>
          </table:table-cell>
          <table:table-cell table:style-name="ce18" table:formula="of:=[.D5]*[.F5]" office:value-type="float" office:value="1.073">
            <text:p>1.07</text:p>
          </table:table-cell>
          <table:table-cell office:value-type="string">
            <text:p>$</text:p>
          </table:table-cell>
          <table:table-cell office:value-type="string">
            <text:p>Digikey</text:p>
          </table:table-cell>
          <table:table-cell office:value-type="string">
            <text:p><text:a xlink:href="http://www.digikey.ca/product-detail/en/39-30-0040/WM21352-ND/930321">WM21352-ND</text:a></text:p>
          </table:table-cell>
          <table:table-cell office:value-type="string">
            <text:p><text:a xlink:href="http://www.molex.com/pdm_docs/sd/039301240_sd.pdf">datasheet</text:a></text:p>
          </table:table-cell>
          <table:table-cell office:value-type="string">
            <text:p>bottom</text:p>
          </table:table-cell>
          <table:table-cell office:value-type="string">
            <text:p>TH</text:p>
          </table:table-cell>
          <table:table-cell office:value-type="string">
            <text:p>B0</text:p>
          </table:table-cell>
        </table:table-row>
        <table:table-row table:style-name="ro5">
          <table:table-cell office:value-type="string">
            <text:p>39-30-1240</text:p>
          </table:table-cell>
          <table:table-cell office:value-type="string">
            <text:p>CON1</text:p>
          </table:table-cell>
          <table:table-cell office:value-type="string">
            <text:p>Molex Mini-Fit Jr 24pin 90deg Connector</text:p>
          </table:table-cell>
          <table:table-cell office:value-type="float" office:value="3.762">
            <text:p>3.762</text:p>
          </table:table-cell>
          <table:table-cell office:value-type="string">
            <text:p>$</text:p>
          </table:table-cell>
          <table:table-cell office:value-type="float" office:value="1">
            <text:p>1</text:p>
          </table:table-cell>
          <table:table-cell table:style-name="ce18" table:formula="of:=[.D6]*[.F6]" office:value-type="float" office:value="3.762">
            <text:p>3.76</text:p>
          </table:table-cell>
          <table:table-cell office:value-type="string">
            <text:p>$</text:p>
          </table:table-cell>
          <table:table-cell office:value-type="string">
            <text:p>Digikey</text:p>
          </table:table-cell>
          <table:table-cell office:value-type="string">
            <text:p><text:a xlink:href="http://www.digikey.ca/product-detail/en/39-30-1240/WM1362-ND/561088">WM1362-ND</text:a></text:p>
          </table:table-cell>
          <table:table-cell office:value-type="string">
            <text:p><text:a xlink:href="http://www.molex.com/pdm_docs/sd/039301240_sd.pdf">datasheet</text:a></text:p>
          </table:table-cell>
          <table:table-cell office:value-type="string">
            <text:p>bottom</text:p>
          </table:table-cell>
          <table:table-cell office:value-type="string">
            <text:p>TH</text:p>
          </table:table-cell>
          <table:table-cell office:value-type="string">
            <text:p>B0</text:p>
          </table:table-cell>
        </table:table-row>
        <table:table-row table:style-name="ro5">
          <table:table-cell office:value-type="string">
            <text:p>EKY-250ELL122MM15S</text:p>
          </table:table-cell>
          <table:table-cell office:value-type="string">
            <text:p>C1</text:p>
          </table:table-cell>
          <table:table-cell office:value-type="string">
            <text:p>V12 Decoupling Cap 1200µF 25V</text:p>
          </table:table-cell>
          <table:table-cell office:value-type="float" office:value="0.812">
            <text:p>0.812</text:p>
          </table:table-cell>
          <table:table-cell office:value-type="string">
            <text:p>$</text:p>
          </table:table-cell>
          <table:table-cell office:value-type="float" office:value="1">
            <text:p>1</text:p>
          </table:table-cell>
          <table:table-cell table:style-name="ce18" table:formula="of:=[.D7]*[.F7]" office:value-type="float" office:value="0.812">
            <text:p>0.81</text:p>
          </table:table-cell>
          <table:table-cell office:value-type="string">
            <text:p>$</text:p>
          </table:table-cell>
          <table:table-cell office:value-type="string">
            <text:p>Digikey</text:p>
          </table:table-cell>
          <table:table-cell office:value-type="string">
            <text:p><text:a xlink:href="http://www.digikey.ca/product-detail/en/EKY-250ELL122MM15S/565-1556-ND/756072">565-1556-ND</text:a></text:p>
          </table:table-cell>
          <table:table-cell office:value-type="string">
            <text:p><text:a xlink:href="http://www.chemi-con.co.jp/e/catalog/pdf/al-e/al-sepa-e/004-lead/al-ky-e-110701.pdf">datasheet</text:a></text:p>
          </table:table-cell>
          <table:table-cell office:value-type="string">
            <text:p>bottom</text:p>
          </table:table-cell>
          <table:table-cell office:value-type="string">
            <text:p>CAPPR7.5-18x15</text:p>
          </table:table-cell>
          <table:table-cell office:value-type="string">
            <text:p>B0</text:p>
          </table:table-cell>
        </table:table-row>
        <table:table-row table:style-name="ro5">
          <table:table-cell office:value-type="string">
            <text:p>ECA-1HM330</text:p>
          </table:table-cell>
          <table:table-cell office:value-type="string">
            <text:p>C2</text:p>
          </table:table-cell>
          <table:table-cell office:value-type="string">
            <text:p>V3.3 Decoupling Cap 33µF 50V</text:p>
          </table:table-cell>
          <table:table-cell office:value-type="float" office:value="0.0853">
            <text:p>0.0853</text:p>
          </table:table-cell>
          <table:table-cell office:value-type="string">
            <text:p>$</text:p>
          </table:table-cell>
          <table:table-cell office:value-type="float" office:value="1">
            <text:p>1</text:p>
          </table:table-cell>
          <table:table-cell table:style-name="ce18" table:formula="of:=[.D8]*[.F8]" office:value-type="float" office:value="0.0853">
            <text:p>0.09</text:p>
          </table:table-cell>
          <table:table-cell office:value-type="string">
            <text:p>$</text:p>
          </table:table-cell>
          <table:table-cell office:value-type="string">
            <text:p>Digikey</text:p>
          </table:table-cell>
          <table:table-cell office:value-type="string">
            <text:p><text:a xlink:href="http://www.digikey.ca/product-search/en?x=0&amp;y=0&amp;lang=en&amp;site=ca&amp;KeyWords=P5180-ND">P5180-ND</text:a></text:p>
          </table:table-cell>
          <table:table-cell office:value-type="string">
            <text:p><text:a xlink:href="http://industrial.panasonic.com/www-cgi/jvcr13pz.cgi?E+PZ+3+ABA0012+ECA1HM330+7+WW">Family Ref</text:a></text:p>
          </table:table-cell>
          <table:table-cell office:value-type="string">
            <text:p>bottom</text:p>
          </table:table-cell>
          <table:table-cell office:value-type="string">
            <text:p>CAPPR2-5x11</text:p>
          </table:table-cell>
          <table:table-cell office:value-type="string">
            <text:p>B0</text:p>
          </table:table-cell>
        </table:table-row>
        <table:table-row table:style-name="ro5">
          <table:table-cell office:value-type="string">
            <text:p>73101-0570</text:p>
          </table:table-cell>
          <table:table-cell office:value-type="string">
            <text:p>CON3,CON4</text:p>
          </table:table-cell>
          <table:table-cell office:value-type="string">
            <text:p>BNC PH/ECC Connector</text:p>
          </table:table-cell>
          <table:table-cell office:value-type="float" office:value="2.757">
            <text:p>2.757</text:p>
          </table:table-cell>
          <table:table-cell office:value-type="string">
            <text:p>$</text:p>
          </table:table-cell>
          <table:table-cell office:value-type="float" office:value="2">
            <text:p>2</text:p>
          </table:table-cell>
          <table:table-cell table:formula="of:=[.D9]*[.F9]" office:value-type="float" office:value="5.514">
            <text:p>5.514</text:p>
          </table:table-cell>
          <table:table-cell office:value-type="string">
            <text:p>$</text:p>
          </table:table-cell>
          <table:table-cell office:value-type="string">
            <text:p>Digikey</text:p>
          </table:table-cell>
          <table:table-cell office:value-type="string">
            <text:p><text:a xlink:href="http://www.digikey.ca/product-detail/en/73101-0570/WM5511-ND/1465133">WM5511-ND</text:a></text:p>
          </table:table-cell>
          <table:table-cell office:value-type="string">
            <text:p><text:a xlink:href="http://www.molex.com/pdm_docs/sd/731010570_sd.pdf">datasheet</text:a></text:p>
          </table:table-cell>
          <table:table-cell office:value-type="string">
            <text:p>bottom</text:p>
          </table:table-cell>
          <table:table-cell office:value-type="string">
            <text:p>BNC_RA CON</text:p>
          </table:table-cell>
          <table:table-cell office:value-type="string">
            <text:p>B0</text:p>
          </table:table-cell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10]*[.F10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5"/>
          <table:table-cell office:value-type="string">
            <text:p>B0</text:p>
          </table:table-cell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11]*[.F11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5"/>
          <table:table-cell office:value-type="string">
            <text:p>B0</text:p>
          </table:table-cell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12]*[.F12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5"/>
          <table:table-cell office:value-type="string">
            <text:p>B0</text:p>
          </table:table-cell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13]*[.F13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5"/>
          <table:table-cell office:value-type="string">
            <text:p>B0</text:p>
          </table:table-cell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14]*[.F14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5"/>
          <table:table-cell office:value-type="string">
            <text:p>B0</text:p>
          </table:table-cell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15]*[.F15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5"/>
          <table:table-cell office:value-type="string">
            <text:p>B0</text:p>
          </table:table-cell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16]*[.F16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5"/>
          <table:table-cell office:value-type="string">
            <text:p>B0</text:p>
          </table:table-cell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17]*[.F17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5"/>
          <table:table-cell office:value-type="string">
            <text:p>B0</text:p>
          </table:table-cell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18]*[.F18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5"/>
          <table:table-cell office:value-type="string">
            <text:p>B0</text:p>
          </table:table-cell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19]*[.F19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5"/>
          <table:table-cell office:value-type="string">
            <text:p>B0</text:p>
          </table:table-cell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20]*[.F20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5"/>
          <table:table-cell office:value-type="string">
            <text:p>B0</text:p>
          </table:table-cell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21]*[.F21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5"/>
          <table:table-cell office:value-type="string">
            <text:p>B0</text:p>
          </table:table-cell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22]*[.F22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23]*[.F23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24]*[.F24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25]*[.F25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26]*[.F26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27]*[.F27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28]*[.F28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29]*[.F29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30]*[.F30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31]*[.F31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32]*[.F32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33]*[.F33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34]*[.F34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35]*[.F35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36]*[.F36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37]*[.F37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38]*[.F38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39]*[.F39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40]*[.F40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41]*[.F41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number-columns-repeated="3"/>
          <table:table-cell/>
          <table:table-cell office:value-type="string">
            <text:p>$</text:p>
          </table:table-cell>
          <table:table-cell/>
          <table:table-cell table:formula="of:=[.D42]*[.F42]" office:value-type="float" office:value="0">
            <text:p>0</text:p>
          </table:table-cell>
          <table:table-cell office:value-type="string">
            <text:p>$</text:p>
          </table:table-cell>
          <table:table-cell table:number-columns-repeated="6"/>
        </table:table-row>
        <table:table-row table:style-name="ro4">
          <table:table-cell table:style-name="ce4" table:number-columns-repeated="2"/>
          <table:table-cell table:style-name="ce11"/>
          <table:table-cell table:style-name="ce4"/>
          <table:table-cell table:style-name="ce11" office:value-type="string">
            <text:p>$</text:p>
          </table:table-cell>
          <table:table-cell table:style-name="ce17"/>
          <table:table-cell table:style-name="ce4" table:formula="of:=[.D43]*[.F43]" office:value-type="float" office:value="0">
            <text:p>0</text:p>
          </table:table-cell>
          <table:table-cell table:style-name="ce11" office:value-type="string">
            <text:p>$</text:p>
          </table:table-cell>
          <table:table-cell table:style-name="ce4"/>
          <table:table-cell table:style-name="ce11" table:number-columns-repeated="2"/>
          <table:table-cell table:style-name="ce23" table:number-columns-repeated="2"/>
          <table:table-cell table:style-name="ce11"/>
        </table:table-row>
        <table:table-row table:style-name="ro4">
          <table:table-cell table:style-name="ce5" table:number-columns-repeated="2"/>
          <table:table-cell table:style-name="ce12"/>
          <table:table-cell table:style-name="ce13" office:value-type="string" table:number-columns-spanned="2" table:number-rows-spanned="1">
            <text:p>TOTAL :</text:p>
          </table:table-cell>
          <table:covered-table-cell table:style-name="ce14"/>
          <table:table-cell table:style-name="ce14" table:formula="of:=SUM([.F2:.F43])" office:value-type="float" office:value="7">
            <text:p>7</text:p>
          </table:table-cell>
          <table:table-cell table:style-name="ce19" table:formula="of:=SUM([.G2:.G43])" office:value-type="float" office:value="24.6543">
            <text:p>24.65</text:p>
          </table:table-cell>
          <table:table-cell table:style-name="ce20" office:value-type="string">
            <text:p>$</text:p>
          </table:table-cell>
          <table:table-cell table:style-name="ce12" table:number-columns-repeated="5"/>
          <table:table-cell table:style-name="ce24"/>
        </table:table-row>
        <table:table-row table:style-name="ro5">
          <table:table-cell table:style-name="ce6" office:value-type="string" table:number-columns-spanned="14" table:number-rows-spanned="1">
            <text:p><text:span text:style-name="T1">1 </text:span>Unit price evaluated for a quantity of 10</text:p>
          </table:table-cell>
          <table:covered-table-cell table:number-columns-repeated="10" table:style-name="Default"/>
          <table:covered-table-cell table:number-columns-repeated="2"/>
          <table:covered-table-cell table:style-name="Default"/>
        </table:table-row>
        <table:table-row table:style-name="ro4">
          <table:table-cell table:style-name="ce6" table:number-columns-spanned="14" table:number-rows-spanned="1"/>
          <table:covered-table-cell table:number-columns-repeated="10" table:style-name="Default"/>
          <table:covered-table-cell table:number-columns-repeated="2"/>
          <table:covered-table-cell table:style-name="Default"/>
        </table:table-row>
        <table:table-row table:style-name="ro4">
          <table:table-cell table:style-name="ce6" table:number-columns-spanned="14" table:number-rows-spanned="1"/>
          <table:covered-table-cell table:number-columns-repeated="10" table:style-name="Default"/>
          <table:covered-table-cell table:number-columns-repeated="2"/>
          <table:covered-table-cell table:style-name="Default"/>
        </table:table-row>
        <table:table-row table:style-name="ro4">
          <table:table-cell table:style-name="ce7" table:number-columns-spanned="14" table:number-rows-spanned="1"/>
          <table:covered-table-cell table:number-columns-repeated="13" table:style-name="ce9"/>
        </table:table-row>
        <table:table-row table:style-name="ro4">
          <table:table-cell table:style-name="ce6" table:number-columns-spanned="14" table:number-rows-spanned="1"/>
          <table:covered-table-cell table:number-columns-repeated="10" table:style-name="Default"/>
          <table:covered-table-cell table:number-columns-repeated="2"/>
          <table:covered-table-cell table:style-name="Default"/>
        </table:table-row>
      </table:table>
      <table:table table:name="Sheet2" table:style-name="ta1">
        <table:table-column table:style-name="co1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1P0"/>
    </number:currency-style>
    <number:number-style style:name="N112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1T16:35:58.02</meta:creation-date>
    <dc:date>2012-08-06T13:12:08.16</dc:date>
    <meta:editing-duration>PT21H14M55S</meta:editing-duration>
    <meta:editing-cycles>8</meta:editing-cycles>
    <meta:generator>LibreOffice/3.5$Windows_x86 LibreOffice_project/7122e39-92ed229-498d286-15e43b4-d70da21</meta:generator>
    <meta:document-statistic meta:table-count="3" meta:cell-count="293" meta:object-count="0"/>
  </office:meta>
</office:document-meta>
</file>